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bbfe" officeooo:paragraph-rsid="0000bbf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9c53" officeooo:paragraph-rsid="0000bbfe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9c53" officeooo:paragraph-rsid="00039c5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0bbfe" officeooo:paragraph-rsid="0000bbf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2b195" officeooo:paragraph-rsid="0002b19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56359" officeooo:paragraph-rsid="0005635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s en jeans</text:p>
      <text:p text:style-name="P2"/>
      <text:p text:style-name="P3">Grille 1 : il y a forcément pas de plusieurs solutions</text:p>
      <text:p text:style-name="P4">Les S ne peuvent pas etre aux coins</text:p>
      <text:p text:style-name="P4"/>
      <text:p text:style-name="P4"/>
      <text:p text:style-name="P4"/>
      <text:p text:style-name="P4">Pour créer des grilles :</text:p>
      <text:p text:style-name="P4">-On remplit aléatoirement la grille avec des pièces, puis on en fait une grille en mettant des smileys ou se trouve les troux</text:p>
      <text:p text:style-name="P4"/>
      <text:p text:style-name="P4"/>
      <text:p text:style-name="P4"/>
      <text:p text:style-name="P5">Programme :</text:p>
      <text:p text:style-name="P5">Appuyer sur une chiffre pour obtenir la pièce</text:p>
      <text:p text:style-name="P5"/>
      <text:p text:style-name="P5"/>
      <text:p text:style-name="P6">Nombre de grilles valides possibles :</text:p>
      <text:p text:style-name="P6"/>
      <text:p text:style-name="P6">(10 parmi 36) / 4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3:06:58.147447507</meta:creation-date>
    <dc:date>2026-02-05T14:04:04.713672486</dc:date>
    <meta:editing-duration>PT1H14M58S</meta:editing-duration>
    <meta:editing-cycles>3</meta:editing-cycles>
    <meta:generator>LibreOffice/25.8.4.2$Linux_X86_64 LibreOffice_project/580$Build-2</meta:generator>
    <meta:document-statistic meta:table-count="0" meta:image-count="0" meta:object-count="0" meta:page-count="1" meta:paragraph-count="9" meta:word-count="71" meta:character-count="362" meta:non-whitespace-character-count="300"/>
  </office:meta>
</office:document-meta>
</file>